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4586" draw:marker-start-width="0.276cm" draw:marker-end-width="0.276cm" draw:fill="solid" draw:fill-color="#cfe7f5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76cm" svg:stroke-color="#000000" draw:marker-start-width="0.237cm" draw:marker-end="Arrow" draw:marker-end-width="0.203cm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draw:stroke="solid" draw:stroke-dash="Fine_20_Dashed" svg:stroke-width="0.102cm" svg:stroke-color="#dc2300" draw:marker-start-width="0.276cm" draw:marker-end="Arrow" draw:marker-end-width="0.24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025cm" svg:stroke-color="#80808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4586" draw:marker-start="Arrow" draw:marker-start-width="0.229cm" draw:marker-end="" draw:marker-end-width="0.21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4586" draw:marker-start-width="0.268cm" draw:marker-end="Arrow" draw:marker-end-width="0.21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83caff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85cm" svg:height="5.885cm" draw:transform="rotate (-1.5707963267949) translate (8.576cm 0.591cm)">
          <text:p/>
          <draw:enhanced-geometry draw:glue-point-type="segments" draw:type="mso-spt100" draw:modifiers="-89.8444110287115 -179.8636744732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885cm" svg:height="5.885cm" draw:transform="rotate (-1.5707963267949) translate (3.419cm 0.58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0.501cm" svg:y1="3.499cm" svg:x2="2.151cm" svg:y2="3.105cm">
          <text:p/>
        </draw:line>
        <draw:line draw:style-name="gr2" draw:text-style-name="P1" draw:layer="layout" svg:x1="0.52cm" svg:y1="3.521cm" svg:x2="1.135cm" svg:y2="2.617cm">
          <text:p/>
        </draw:line>
        <draw:line draw:style-name="gr2" draw:text-style-name="P1" draw:layer="layout" svg:x1="0.52cm" svg:y1="3.546cm" svg:x2="0.627cm" svg:y2="1.611cm">
          <text:p/>
        </draw:line>
        <draw:line draw:style-name="gr3" draw:text-style-name="P1" draw:layer="layout" svg:x1="0.51cm" svg:y1="3.443cm" svg:x2="0.764cm" svg:y2="2.77cm">
          <text:p/>
        </draw:line>
        <draw:custom-shape draw:style-name="gr4" draw:text-style-name="P1" draw:layer="layout" svg:width="0.127cm" svg:height="2.923cm" draw:transform="rotate (-1.5707963267949) translate (3.398cm 3.61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C§svg§600§FALSE</svg:desc>
          <draw:polygon draw:style-name="gr5" draw:layer="layout" svg:width="0.387cm" svg:height="0.337cm" svg:x="1.739cm" svg:y="3.83cm" svg:viewBox="0 0 388 338" draw:points="195,338 0,338 0,0 388,0 388,338">
            <text:p/>
          </draw:polygon>
          <draw:path draw:style-name="gr6" draw:layer="layout" svg:width="0.351cm" svg:height="0.359cm" svg:x="1.764cm" svg:y="3.819cm" svg:viewBox="0 0 352 360" svg:d="M352 6c0-3-2-6-6-6-1 0-3 0-8 6l-34 37c-6-7-28-43-83-43-110 0-221 109-221 224 0 81 59 136 134 136 42 0 80-21 107-43 46-41 55-86 55-87 0-4-6-4-7-4-3 0-5 0-6 4-4 14-15 49-50 78-34 28-65 37-92 37-43 0-96-27-96-104 0-28 11-108 60-165 29-35 77-61 121-61 50 0 79 38 79 96 0 19-1 21-1 25 0 5 6 5 7 5 7 0 7-1 8-9z">
            <text:p/>
          </draw:path>
        </draw:g>
        <draw:line draw:style-name="gr3" draw:text-style-name="P1" draw:layer="layout" svg:x1="6.977cm" svg:y1="2.135cm" svg:x2="8.181cm" svg:y2="2.041cm">
          <text:p/>
        </draw:line>
        <draw:line draw:style-name="gr3" draw:text-style-name="P1" draw:layer="layout" svg:x1="6.74cm" svg:y1="2.779cm" svg:x2="6.994cm" svg:y2="2.106cm">
          <text:p/>
        </draw:line>
        <draw:line draw:style-name="gr3" draw:text-style-name="P1" draw:layer="layout" svg:x1="5.637cm" svg:y1="3.5cm" svg:x2="6.782cm" svg:y2="2.721cm">
          <text:p/>
        </draw:line>
        <draw:custom-shape draw:style-name="gr7" draw:text-style-name="P1" draw:layer="layout" svg:width="1.016cm" svg:height="0.889cm" svg:x="10.306cm" svg:y="0.381cm">
          <text:p/>
          <draw:enhanced-geometry svg:viewBox="0 0 21600 21600" draw:text-areas="?f0 0 ?f2 ?f5" draw:type="down-arrow" draw:modifiers="12377.5280898876 5012.38938053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0§display§\overset{\text{solve}}{\implies}§svg§600§FALSE</svg:desc>
          <draw:polygon draw:style-name="gr5" draw:layer="layout" svg:width="1.191cm" svg:height="0.645cm" svg:x="-1.905cm" svg:y="3.429cm" svg:viewBox="0 0 1192 646" draw:points="596,646 0,646 0,0 1192,0 1192,646">
            <text:p/>
          </draw:polygon>
          <draw:path draw:style-name="gr6" draw:layer="layout" svg:width="0.177cm" svg:height="0.223cm" svg:x="-1.883cm" svg:y="3.551cm" svg:viewBox="0 0 178 224" svg:d="M164 12c0-8 0-12-6-12-4 0-4 0-10 6-2 0-6 4-10 8-14-12-32-14-50-14-72 0-88 36-88 62 0 16 6 28 18 38 20 16 38 20 68 24 26 4 66 12 66 44 0 20-14 42-62 42-46 0-64-30-72-64-2-6-2-8-10-8s-8 4-8 14v60c0 8 0 12 6 12s14-10 24-20c22 20 48 20 60 20 64 0 88-34 88-70 0-18-8-32-22-44-18-18-40-22-58-24-38-8-70-14-70-40 0-16 12-34 60-34 56 0 58 40 60 54 0 6 6 6 8 6 8 0 8-4 8-14z">
            <text:p/>
          </draw:path>
          <draw:path draw:style-name="gr6" draw:layer="layout" svg:width="0.241cm" svg:height="0.223cm" svg:x="-1.663cm" svg:y="3.551cm" svg:viewBox="0 0 242 224" svg:d="M242 114c0-60-54-114-122-114s-120 54-120 114c0 62 54 110 120 110s122-48 122-110zM120 208c-18 0-44-6-60-30-14-20-16-46-16-68 0-20 2-50 18-72 12-14 34-24 58-24 30 0 50 14 62 28 12 20 14 44 14 68s-2 50-16 70c-12 18-36 28-60 28z">
            <text:p/>
          </draw:path>
          <draw:path draw:style-name="gr6" draw:layer="layout" svg:width="0.109cm" svg:height="0.341cm" svg:x="-1.375cm" svg:y="3.429cm" svg:viewBox="0 0 110 342" svg:d="M74 0l-74 6v18c32 0 36 2 36 26v252c0 22-4 22-36 22v18c0 0 36-2 56-2 18 0 36 0 54 2v-18c-32 0-36 0-36-22z">
            <text:p/>
          </draw:path>
          <draw:path draw:style-name="gr6" draw:layer="layout" svg:width="0.263cm" svg:height="0.215cm" svg:x="-1.227cm" svg:y="3.559cm" svg:viewBox="0 0 264 216" svg:d="M218 48c14-30 38-30 46-30v-18c-12 0-24 2-38 2-12 0-30 0-44-2v18c20 0 20 16 20 18s0 8-4 14l-54 122-62-134c0 0-2-6-2-8 0-12 16-12 24-12v-18c0 0-36 2-56 2-14 0-34 0-48-2v18c28 0 32 0 40 18l78 170c2 6 6 10 14 10 10 0 12-4 14-8z">
            <text:p/>
          </draw:path>
          <draw:path draw:style-name="gr6" draw:layer="layout" svg:width="0.211cm" svg:height="0.223cm" svg:x="-0.943cm" svg:y="3.551cm" svg:viewBox="0 0 212 224" svg:d="M198 108c10 0 14 0 14-12 0-42-26-96-98-96-64 0-114 52-114 112 0 62 54 112 120 112s92-52 92-64c0-2-2-6-10-6-6 0-6 2-8 8-16 40-52 46-70 46-24 0-46-10-60-28-18-24-20-54-20-72zM46 94c4-68 48-80 68-80 60 0 62 68 62 80z">
            <text:p/>
          </draw:path>
          <draw:path draw:style-name="gr6" draw:layer="layout" svg:width="0.467cm" svg:height="0.163cm" svg:x="-1.835cm" svg:y="3.911cm" svg:viewBox="0 0 468 164" svg:d="M444 28c10 0 24 0 24-14s-14-14-24-14h-420c-10 0-24 0-24 14s14 14 24 14zM444 164c10 0 24 0 24-14s-14-14-24-14h-420c-10 0-24 0-24 14s14 14 24 14z">
            <text:p/>
          </draw:path>
          <draw:path draw:style-name="gr6" draw:layer="layout" svg:width="0.623cm" svg:height="0.385cm" svg:x="-1.407cm" svg:y="3.801cm" svg:viewBox="0 0 624 386" svg:d="M472 140c30 24 66 42 88 54-26 10-60 28-88 54h-446c-12 0-26 0-26 14s12 14 24 14h416c-34 32-70 94-70 102s8 8 14 8c4 0 10 0 12-6 16-26 34-62 80-104 50-42 96-62 132-72 12-4 14-6 14-6 2-2 2-4 2-4 0-2 0-4 0-4l-2-2c-2-2-2-2-16-6-94-28-166-92-204-168-8-14-10-14-18-14-6 0-14 0-14 8s36 70 70 104h-416c-12 0-24 0-24 14s14 14 26 14z">
            <text:p/>
          </draw:path>
        </draw:g>
        <draw:line draw:style-name="gr3" draw:text-style-name="P1" draw:layer="layout" svg:x1="0.481cm" svg:y1="3.484cm" svg:x2="1.626cm" svg:y2="2.705cm">
          <text:p/>
        </draw:line>
        <draw:line draw:style-name="gr3" draw:text-style-name="P1" draw:layer="layout" svg:x1="0.501cm" svg:y1="3.485cm" svg:x2="1.705cm" svg:y2="3.391cm">
          <text:p/>
        </draw:line>
        <draw:line draw:style-name="gr8" draw:text-style-name="P1" draw:layer="layout" svg:x1="0.475cm" svg:y1="0.007cm" svg:x2="0.475cm" svg:y2="3.527cm">
          <text:p/>
        </draw:line>
        <draw:line draw:style-name="gr8" draw:text-style-name="P1" draw:layer="layout" svg:x1="5.639cm" svg:y1="0.007cm" svg:x2="5.639cm" svg:y2="3.527cm">
          <text:p/>
        </draw:line>
        <draw:line draw:style-name="gr9" draw:text-style-name="P1" draw:layer="layout" svg:x1="0.459cm" svg:y1="3.529cm" svg:x2="3.937cm" svg:y2="3.529cm">
          <text:p/>
        </draw:line>
        <draw:frame draw:style-name="gr10" draw:text-style-name="P2" draw:layer="layout" svg:width="4.445cm" svg:height="0.885cm" svg:x="3.154cm" svg:y="3.568cm">
          <draw:text-box>
            <text:p><text:span text:style-name="T1">Active Power</text:span></text:p>
          </draw:text-box>
        </draw:frame>
        <draw:frame draw:style-name="gr10" draw:text-style-name="P2" draw:layer="layout" svg:width="3.717cm" svg:height="0.885cm" draw:transform="rotate (1.5707963267949) translate (-0.211cm 2.729cm)">
          <draw:text-box>
            <text:p><text:span text:style-name="T1">Reactive Power</text:span></text:p>
          </draw:text-box>
        </draw:frame>
        <draw:custom-shape draw:style-name="gr11" draw:text-style-name="P3" draw:layer="layout" svg:width="1.27cm" svg:height="0.635cm" svg:x="3.896cm" svg:y="2.11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27cm" svg:height="1.27cm" svg:x="3.556cm" svg:y="4.572cm">
          <text:p/>
          <draw:enhanced-geometry svg:viewBox="0 0 21600 21600" draw:mirror-vertical="true" draw:text-areas="0 0 21600 21600" draw:type="circular-arrow" draw:modifiers="-129.887150220118 38.9676485086999 6174.83841853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2" draw:layer="layout" svg:width="1.544cm" svg:height="0.885cm" svg:x="3.769cm" svg:y="1.605cm">
          <draw:text-box>
            <text:p><text:span text:style-name="T1">solve</text:span></text:p>
          </draw:text-box>
        </draw:frame>
        <draw:line draw:style-name="gr9" draw:text-style-name="P1" draw:layer="layout" svg:x1="5.631cm" svg:y1="3.539cm" svg:x2="9.109cm" svg:y2="3.5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10-30T17:30:26.756971352</dc:date>
    <meta:editing-duration>PT9H39M23S</meta:editing-duration>
    <meta:editing-cycles>79</meta:editing-cycles>
    <meta:generator>LibreOffice/4.2.6.3$Linux_X86_64 LibreOffice_project/420m0$Build-3</meta:generator>
    <meta:document-statistic meta:object-count="34"/>
  </office:meta>
</office:document-meta>
</file>